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AggregatingErrorHandler.getMessagesAs( Class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AggregatingErrorHandler.getDOMSour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AggregatingErrorHandler.supportsMessageFormat( Class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AggregatingErrorHandl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AggregatingErrorHandler.createRootElementTa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ssageAggregatingErrorHandler.captures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getMessagesWithRoo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getString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MessageAggregatingErrorHandler( String rootPath , String namespace , boolean includeStackTra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AggregatingErrorHandl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AggregatingErrorHandler.getFatal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appendErrorMessage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AggregatingErrorHandler.hasErr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getWarn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